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16pt" fo:break-before="auto" style:use-optimal-row-height="true"/>
    </style:style>
    <style:style style:name="ro2" style:family="table-row">
      <style:table-row-properties style:row-height="33.96pt" fo:break-before="auto" style:use-optimal-row-height="true"/>
    </style:style>
    <style:style style:name="ro3" style:family="table-row">
      <style:table-row-properties style:row-height="23.05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44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5pt" fo:break-before="auto" style:use-optimal-row-height="true"/>
    </style:style>
    <style:style style:name="ro9" style:family="table-row">
      <style:table-row-properties style:row-height="55.76pt" fo:break-before="auto" style:use-optimal-row-height="true"/>
    </style:style>
    <style:style style:name="ro10" style:family="table-row">
      <style:table-row-properties style:row-height="6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 table:style-name="ce4" office:value-type="string" calcext:value-type="string">
            <text:p>A {PATO:'quality'} of a {whole plant} that indicates whether the plant is participating in one or more plant phenological stages {$plant phenological stage}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non-senesc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 or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<text:s/>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ing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{$vegetative bud}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5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eproductive structures (flower buds {$flower bud}, fresh flowers {$fresh flower}, fresh inflorescences {$fresh inflorescence}, fruits {$fruit}, and/or cones {$strobilus}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 {$flower bud}, fresh flowers {$fresh flower}, and/or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inflorescences {$fresh inflorescenc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{$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ruits {$ripening fruit} that have been abscised or removed by an herbivore and/or the number of ripening fruits on a {whole plant} that have abscised mature seeds {$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{$fresh microsporangiate strobilus}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{$fresh microsporangiate strobilus}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{$fresh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{$unripe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ripening female/seed cones (ripening megasporangiate strobili) {$ripening megasporangiate 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ning female/seed cones (ripening megasporangiate strobili) {$ripening megasporangiate strobilus} that have been abscised or removed by an herbivore and/or the number of ripening female/seed cones on a {whole plant} that have abscised mature seeds {$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0"/>
        </table:table-row>
        <table:table-row table:style-name="ro10" table:number-rows-repeated="3">
          <table:table-cell table:style-name="Default" table:number-columns-repeated="7"/>
          <table:table-cell table:number-columns-repeated="3"/>
        </table:table-row>
        <table:table-row table:style-name="ro10" table:number-rows-repeated="1048536">
          <table:table-cell table:number-columns-repeated="10"/>
        </table:table-row>
        <table:table-row table:style-name="ro10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16:33:59.12280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6:51:05.100922223</dc:date>
    <dc:creator>Brian </dc:creator>
    <meta:editing-duration>P20DT18H37M2S</meta:editing-duration>
    <meta:editing-cycles>86</meta:editing-cycles>
    <meta:generator>LibreOffice/5.1.4.2$Linux_X86_64 LibreOffice_project/10m0$Build-2</meta:generator>
    <meta:document-statistic meta:table-count="1" meta:cell-count="177" meta:object-count="0"/>
  </office:meta>
</office:document-meta>
</file>